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9cm" fo:min-width="8.659cm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13.716cm" svg:x="1.635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41cm" svg:height="2.359cm" svg:x="7.096cm" svg:y="4.737cm">
          <draw:text-box>
            <text:p text:style-name="P2"><text:span text:style-name="T1">Ctrl+Alt+Defeat</text:span></text:p>
          </draw:text-box>
        </draw:frame>
        <draw:frame draw:style-name="gr3" draw:text-style-name="P3" draw:layer="layout" svg:width="6.477cm" svg:height="2.155cm" svg:x="2.016cm" svg:y="12.561cm">
          <draw:text-box>
            <text:p text:style-name="P3"><text:span text:style-name="T2">Coach's Dashboard</text:span></text:p>
          </draw:text-box>
        </draw:frame>
        <draw:frame draw:style-name="gr4" draw:text-style-name="P3" draw:layer="layout" svg:width="7.366cm" svg:height="1.901cm" svg:x="15.641cm" svg:y="12.557cm">
          <draw:text-box>
            <text:p text:style-name="P3"><text:span text:style-name="T2">Stat Entry</text:span></text:p>
          </draw:text-box>
        </draw:frame>
        <draw:frame draw:style-name="gr5" draw:text-style-name="P3" draw:layer="layout" svg:width="1.56cm" svg:height="1.216cm" svg:x="10.65cm" svg:y="12.557cm">
          <draw:text-box>
            <text:p><text:span text:style-name="T2">In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2T23:12:23</meta:creation-date>
    <dc:date>2015-03-02T23:16:44</dc:date>
    <meta:editing-duration>P0D</meta:editing-duration>
    <meta:editing-cycles>1</meta:editing-cycles>
    <meta:document-statistic meta:object-count="5"/>
    <meta:generator>LibreOffice/3.5$Linux_X86_64 LibreOffice_project/350m1$Build-2</meta:generator>
  </office:meta>
</office:document-meta>
</file>